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42.84pt" svg:y="6.01pt">
            <draw:object draw:notify-on-update-of-ranges="Sheet1.A1:Sheet1.A18 Sheet1.B1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1" calcext:value-type="float">
            <text:p>0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1:58:47.869373701</meta:creation-date>
    <dc:date>2020-06-12T12:06:49.274690678</dc:date>
    <meta:editing-duration>PT8M2S</meta:editing-duration>
    <meta:editing-cycles>1</meta:editing-cycles>
    <meta:document-statistic meta:table-count="1" meta:cell-count="36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46cm" svg:y="0.316cm" chart:style-name="ch2">
          <text:p>200 tasks running using n threads (using my threadpool)</text:p>
        </chart:title>
        <chart:legend chart:legend-position="end" svg:x="13.146cm" svg:y="4.204cm" style:legend-expansion="high" chart:style-name="ch3"/>
        <chart:plot-area chart:style-name="ch4" table:cell-range-address="Sheet1.A1:Sheet1.B18" chart:data-source-has-labels="column" svg:x="1.33cm" svg:y="1.275cm" svg:width="11.497cm" svg:height="6.57cm">
          <chartooo:coordinate-region svg:x="1.951cm" svg:y="1.474cm" svg:width="10.596cm" svg:height="5.724cm"/>
          <chart:axis chart:dimension="x" chart:name="primary-x" chart:style-name="ch5" chartooo:axis-type="auto">
            <chartooo:date-scale/>
            <chart:title svg:x="5.711cm" svg:y="8.025cm" chart:style-name="ch6">
              <text:p>number of threads</text:p>
            </chart:title>
            <chart:categories table:cell-range-address="Sheet1.A1:Sheet1.A18"/>
          </chart:axis>
          <chart:axis chart:dimension="y" chart:name="primary-y" chart:style-name="ch5">
            <chart:title svg:x="0.451cm" svg:y="5.874cm" chart:style-name="ch7">
              <text:p>runtime(seconds)</text:p>
            </chart:title>
            <chart:grid chart:style-name="ch8" chart:class="major"/>
          </chart:axis>
          <chart:series chart:style-name="ch9" chart:values-cell-range-address="Sheet1.B1:Sheet1.B18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:Sheet1.A18</svg:desc>
                </draw:g>
              </table:table-cell>
              <table:table-cell office:value-type="float" office:value="32">
                <text:p>32</text:p>
                <draw:g>
                  <svg:desc>Sheet1.B1:Sheet1.B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